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msec)</text:p>
          </table:table-cell>
          <table:table-cell office:value-type="string">
            <text:p>Speed(kb/m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00">
            <text:p>4000</text:p>
          </table:table-cell>
          <table:table-cell office:value-type="float" office:value="160">
            <text:p>16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000">
            <text:p>16000</text:p>
          </table:table-cell>
          <table:table-cell office:value-type="float" office:value="632">
            <text:p>632</text:p>
          </table:table-cell>
          <table:table-cell office:value-type="float" office:value="25316.4556962025">
            <text:p>25316.455696202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64000">
            <text:p>64000</text:p>
          </table:table-cell>
          <table:table-cell office:value-type="float" office:value="2548">
            <text:p>2548</text:p>
          </table:table-cell>
          <table:table-cell office:value-type="float" office:value="25117.7394034537">
            <text:p>25117.739403453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msec)</text:p>
          </table:table-cell>
          <table:table-cell office:value-type="string">
            <text:p>Speed(kb/m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00">
            <text:p>4000</text:p>
          </table:table-cell>
          <table:table-cell office:value-type="float" office:value="160">
            <text:p>16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000">
            <text:p>16000</text:p>
          </table:table-cell>
          <table:table-cell office:value-type="float" office:value="652">
            <text:p>652</text:p>
          </table:table-cell>
          <table:table-cell office:value-type="float" office:value="24539.8773006135">
            <text:p>24539.877300613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64000">
            <text:p>64000</text:p>
          </table:table-cell>
          <table:table-cell office:value-type="float" office:value="2540">
            <text:p>2540</text:p>
          </table:table-cell>
          <table:table-cell office:value-type="float" office:value="25196.8503937008">
            <text:p>25196.8503937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7T13:49:56</dc:date>
    <meta:generator>LibreOffice/3.5$Linux_X86_64 LibreOffice_project/350m1$Build-2</meta:generator>
    <meta:editing-duration>PT4M37S</meta:editing-duration>
    <meta:editing-cycles>9</meta:editing-cycles>
    <meta:document-statistic meta:table-count="1" meta:cell-count="40" meta:object-count="0"/>
  </office:meta>
</office:document-meta>
</file>